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 Scraping and Topic Distribution Visualization</text:p>
      <text:p text:style-name="Standard">This code snippet demonstrates web scraping of a news website using BeautifulSoup and visualizing the distribution of topics using a pie chart with matplotlib.</text:p>
      <text:p text:style-name="Standard"/>
      <text:p text:style-name="P1">Libraries Used</text:p>
      <text:p text:style-name="Standard"><text:span text:style-name="T1">BeautifulSoup:</text:span> For parsing HTML content and extracting data.</text:p>
      <text:p text:style-name="Standard"><text:span text:style-name="T1">requests:</text:span> For sending HTTP requests to retrieve web page content.</text:p>
      <text:p text:style-name="Standard"><text:span text:style-name="T1">matplotlib.pyplot:</text:span> For creating visualizations, specifically a pie chart.</text:p>
      <text:p text:style-name="Standard">How the Code Works</text:p>
      <text:p text:style-name="Standard">Import the necessary libraries: BeautifulSoup, requests, and matplotlib.pyplot.</text:p>
      <text:p text:style-name="Standard"/>
      <text:p text:style-name="Standard">Specify the target URL of the news website to scrape, assigned to the url variable.</text:p>
      <text:p text:style-name="Standard"/>
      <text:p text:style-name="Standard">Send a GET request to the website using requests.get(url) and store the response in the re variable.</text:p>
      <text:p text:style-name="Standard"/>
      <text:p text:style-name="Standard">Create a BeautifulSoup object by passing the HTML content from the response to the BeautifulSoup constructor, using the default "html.parser".</text:p>
      <text:p text:style-name="Standard"/>
      <text:p text:style-name="Standard">Use the BeautifulSoup object to find all &lt;h3&gt; tags with the class "entry-title td-module-title" that contain the news article titles. Store the resulting elements in the title variable.</text:p>
      <text:p text:style-name="Standard"/>
      <text:p text:style-name="Standard">Extract the text content of the title elements using a list comprehension and store it in the title list.</text:p>
      <text:p text:style-name="Standard"/>
      <text:p text:style-name="Standard">Initialize a dictionary called topic_counts to store the counts of each topic.</text:p>
      <text:p text:style-name="Standard"/>
      <text:p text:style-name="Standard">Define the count_results() function to count the occurrences of each topic. Iterate over the title list, print each title along with its count, and update the topic_counts dictionary.</text:p>
      <text:p text:style-name="Standard"/>
      <text:p text:style-name="Standard">Call the count_results() function to perform the counting.</text:p>
      <text:p text:style-name="Standard"/>
      <text:p text:style-name="Standard">Prepare the data for visualization by extracting the labels (topic titles) and sizes (topic counts) from the topic_counts dictionary.</text:p>
      <text:p text:style-name="Standard"/>
      <text:p text:style-name="Standard">Create a pie chart using plt.pie(sizes, labels=labels, autopct='%1.1f%%'), passing the sizes as data to be plotted, the labels to label the sectors of the pie, and the autopct parameter to format the percentage labels. Set the aspect ratio to equal with plt.axis('equal') and set the chart title with plt.title('Distribution of Topics').</text:p>
      <text:p text:style-name="Standard"/>
      <text:p text:style-name="Standard">Display the pie chart using plt.sh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ZM"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M"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22:29:23.223572593</meta:creation-date>
    <dc:date>2023-05-17T22:30:26.593176608</dc:date>
    <meta:editing-duration>PT1M3S</meta:editing-duration>
    <meta:editing-cycles>1</meta:editing-cycles>
    <meta:document-statistic meta:table-count="0" meta:image-count="0" meta:object-count="0" meta:page-count="1" meta:paragraph-count="19" meta:word-count="293" meta:character-count="1960" meta:non-whitespace-character-count="1686"/>
    <meta:generator>LibreOffice/7.5.2.2$Linux_X86_64 LibreOffice_project/50$Build-2</meta:generator>
  </office:meta>
</office:document-meta>
</file>